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GPIOspeeds" style:family="table">
      <style:table-properties style:width="6.925in" table:align="margins"/>
    </style:style>
    <style:style style:name="GPIOspeeds.A" style:family="table-column">
      <style:table-column-properties style:column-width="2.3083in" style:rel-column-width="21845*"/>
    </style:style>
    <style:style style:name="GPIOspeeds.A1" style:family="table-cell">
      <style:table-cell-properties fo:padding="0.0382in" fo:border-left="0.05pt solid #000000" fo:border-right="none" fo:border-top="0.05pt solid #000000" fo:border-bottom="0.05pt solid #000000"/>
    </style:style>
    <style:style style:name="GPIOspeeds.C1" style:family="table-cell">
      <style:table-cell-properties fo:padding="0.0382in" fo:border="0.05pt solid #000000"/>
    </style:style>
    <style:style style:name="GPIOspeeds.A2" style:family="table-cell">
      <style:table-cell-properties fo:padding="0.0382in" fo:border-left="0.05pt solid #000000" fo:border-right="none" fo:border-top="none" fo:border-bottom="0.05pt solid #000000"/>
    </style:style>
    <style:style style:name="GPIOspeeds.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12fd5" officeooo:paragraph-rsid="00212fd5"/>
    </style:style>
    <style:style style:name="P2" style:family="paragraph" style:parent-style-name="Table_20_Contents">
      <style:text-properties officeooo:rsid="00212fd5" officeooo:paragraph-rsid="00212fd5"/>
    </style:style>
    <style:style style:name="P3" style:family="paragraph" style:parent-style-name="Table_20_Contents">
      <style:text-properties officeooo:rsid="00245263" officeooo:paragraph-rsid="00245263"/>
    </style:style>
    <style:style style:name="T1" style:family="text">
      <style:text-properties officeooo:rsid="002313e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PIO speed tests</text:p>
      <text:p text:style-name="P1">Tim Smith</text:p>
      <text:p text:style-name="P1"/>
      <text:p text:style-name="P1"><text:tab/><text:span text:style-name="T1">I was able to set up the gpio tests. I found that there was a delay of 1.25 ms for my Javascript program, 22.6us for my mmap program, us for my kernel module, and 20ns for my PRU set up. The CPU usuage during the runtime of these programs were 83%, 100%, %, 5.1% for Javascript, mmap, Kernel module, PRU code respectively. This definitely illustrates how much overhead there can be for higher level coding languages. Though you do have to keep in mind that these delays would be hard to notice to human eyes.</text:span></text:p>
      <text:p text:style-name="P1"/>
      <table:table table:name="GPIOspeeds" table:style-name="GPIOspeeds">
        <table:table-column table:style-name="GPIOspeeds.A" table:number-columns-repeated="3"/>
        <table:table-row>
          <table:table-cell table:style-name="GPIOspeeds.A1" office:value-type="string">
            <text:p text:style-name="Table_20_Contents"/>
          </table:table-cell>
          <table:table-cell table:style-name="GPIOspeeds.A1" office:value-type="string">
            <text:p text:style-name="P2">Delay</text:p>
          </table:table-cell>
          <table:table-cell table:style-name="GPIOspeeds.C1" office:value-type="string">
            <text:p text:style-name="P2">CPU %</text:p>
          </table:table-cell>
        </table:table-row>
        <table:table-row>
          <table:table-cell table:style-name="GPIOspeeds.A2" office:value-type="string">
            <text:p text:style-name="P2">Javscript</text:p>
          </table:table-cell>
          <table:table-cell table:style-name="GPIOspeeds.A2" office:value-type="string">
            <text:p text:style-name="P2">1.25ms</text:p>
          </table:table-cell>
          <table:table-cell table:style-name="GPIOspeeds.C2" office:value-type="string">
            <text:p text:style-name="P2">83</text:p>
          </table:table-cell>
        </table:table-row>
        <table:table-row>
          <table:table-cell table:style-name="GPIOspeeds.A2" office:value-type="string">
            <text:p text:style-name="P2">mmap</text:p>
          </table:table-cell>
          <table:table-cell table:style-name="GPIOspeeds.A2" office:value-type="string">
            <text:p text:style-name="P2">22.6us</text:p>
          </table:table-cell>
          <table:table-cell table:style-name="GPIOspeeds.C2" office:value-type="string">
            <text:p text:style-name="P2">100</text:p>
          </table:table-cell>
        </table:table-row>
        <table:table-row>
          <table:table-cell table:style-name="GPIOspeeds.A2" office:value-type="string">
            <text:p text:style-name="P2">Kernel</text:p>
          </table:table-cell>
          <table:table-cell table:style-name="GPIOspeeds.A2" office:value-type="string">
            <text:p text:style-name="P3">802us</text:p>
          </table:table-cell>
          <table:table-cell table:style-name="GPIOspeeds.C2" office:value-type="string">
            <text:p text:style-name="P3">3.7</text:p>
          </table:table-cell>
        </table:table-row>
        <table:table-row>
          <table:table-cell table:style-name="GPIOspeeds.A2" office:value-type="string">
            <text:p text:style-name="P2">PRU</text:p>
          </table:table-cell>
          <table:table-cell table:style-name="GPIOspeeds.A2" office:value-type="string">
            <text:p text:style-name="P2">20ns</text:p>
          </table:table-cell>
          <table:table-cell table:style-name="GPIOspeeds.C2" office:value-type="string">
            <text:p text:style-name="P2">5.1</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8T14:20:45.341599301</meta:creation-date>
    <dc:date>2016-10-28T16:34:07.224222874</dc:date>
    <meta:editing-duration>PT42M51S</meta:editing-duration>
    <meta:editing-cycles>1</meta:editing-cycles>
    <meta:document-statistic meta:table-count="1" meta:image-count="0" meta:object-count="0" meta:page-count="1" meta:paragraph-count="17" meta:word-count="115" meta:character-count="598" meta:non-whitespace-character-count="499"/>
    <meta:generator>LibreOffice/4.2.8.2$Linux_X86_64 LibreOffice_project/420m0$Build-2</meta:generator>
  </office:meta>
</office:document-meta>
</file>